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officeooo:rsid="0013c727" officeooo:paragraph-rsid="0013c727" style:font-size-asian="15pt" style:font-size-complex="15pt"/>
    </style:style>
    <style:style style:name="P2" style:family="paragraph" style:parent-style-name="Preformatted_20_Text">
      <style:paragraph-properties fo:text-align="start" style:justify-single-word="false"/>
      <style:text-properties fo:font-size="15pt" officeooo:rsid="0013c727" officeooo:paragraph-rsid="0013c727" style:font-size-asian="15pt" style:font-size-complex="15pt"/>
    </style:style>
    <style:style style:name="P3" style:family="paragraph" style:parent-style-name="Preformatted_20_Text">
      <style:paragraph-properties fo:text-align="start" style:justify-single-word="false"/>
      <style:text-properties fo:font-size="15pt" officeooo:rsid="0066139e" officeooo:paragraph-rsid="0066139e" style:font-size-asian="15pt" style:font-size-complex="15pt"/>
    </style:style>
    <style:style style:name="P4" style:family="paragraph" style:parent-style-name="Preformatted_20_Text">
      <style:paragraph-properties fo:text-align="start" style:justify-single-word="false"/>
      <style:text-properties fo:font-size="15pt" officeooo:rsid="0092f360" officeooo:paragraph-rsid="0092f360" style:font-size-asian="15pt" style:font-size-complex="15pt"/>
    </style:style>
    <style:style style:name="P5" style:family="paragraph" style:parent-style-name="Preformatted_20_Text">
      <style:paragraph-properties fo:text-align="start" style:justify-single-word="false"/>
      <style:text-properties fo:font-size="15pt" officeooo:rsid="00477b94" officeooo:paragraph-rsid="00e6768b" style:font-size-asian="15pt" style:font-size-complex="15pt"/>
    </style:style>
    <style:style style:name="P6" style:family="paragraph" style:parent-style-name="Preformatted_20_Text">
      <style:paragraph-properties fo:text-align="start" style:justify-single-word="false"/>
      <style:text-properties fo:font-size="15pt" officeooo:rsid="00477b94" officeooo:paragraph-rsid="014d568d" style:font-size-asian="15pt" style:font-size-complex="15pt"/>
    </style:style>
    <style:style style:name="P7" style:family="paragraph" style:parent-style-name="Preformatted_20_Text">
      <style:paragraph-properties fo:text-align="start" style:justify-single-word="false"/>
      <style:text-properties fo:font-size="15pt" officeooo:rsid="0130ae34" officeooo:paragraph-rsid="0130ae34" style:font-size-asian="15pt" style:font-size-complex="15pt"/>
    </style:style>
    <style:style style:name="P8" style:family="paragraph" style:parent-style-name="Preformatted_20_Text">
      <style:paragraph-properties fo:text-align="center" style:justify-single-word="false"/>
      <style:text-properties fo:font-size="15pt" officeooo:rsid="018537b6" officeooo:paragraph-rsid="018537b6" style:font-size-asian="15pt" style:font-size-complex="15pt"/>
    </style:style>
    <style:style style:name="P9" style:family="paragraph" style:parent-style-name="Preformatted_20_Text">
      <style:paragraph-properties fo:text-align="start" style:justify-single-word="false"/>
      <style:text-properties fo:font-size="15pt" officeooo:rsid="019fb192" officeooo:paragraph-rsid="019fb192" style:font-size-asian="15pt" style:font-size-complex="15pt"/>
    </style:style>
    <style:style style:name="P10" style:family="paragraph" style:parent-style-name="Preformatted_20_Text">
      <style:paragraph-properties fo:text-align="start" style:justify-single-word="false"/>
      <style:text-properties fo:font-size="15pt" officeooo:rsid="01a081ab" officeooo:paragraph-rsid="01a081ab" style:font-size-asian="15pt" style:font-size-complex="15pt"/>
    </style:style>
    <style:style style:name="P11" style:family="paragraph" style:parent-style-name="Preformatted_20_Text">
      <style:paragraph-properties fo:text-align="start" style:justify-single-word="false"/>
      <style:text-properties fo:font-size="15pt" style:text-underline-style="solid" style:text-underline-width="auto" style:text-underline-color="font-color" officeooo:rsid="0013c727" officeooo:paragraph-rsid="0013c727" style:font-size-asian="15pt" style:font-size-complex="15pt"/>
    </style:style>
    <style:style style:name="P12" style:family="paragraph" style:parent-style-name="Preformatted_20_Text">
      <style:paragraph-properties fo:text-align="start" style:justify-single-word="false"/>
      <style:text-properties fo:font-size="15pt" style:text-underline-style="solid" style:text-underline-width="auto" style:text-underline-color="font-color" officeooo:rsid="001eee2d" officeooo:paragraph-rsid="001eee2d" style:font-size-asian="15pt" style:font-size-complex="15pt"/>
    </style:style>
    <style:style style:name="P13" style:family="paragraph" style:parent-style-name="Preformatted_20_Text">
      <style:paragraph-properties fo:text-align="start" style:justify-single-word="false"/>
      <style:text-properties fo:font-size="15pt" style:text-underline-style="solid" style:text-underline-width="auto" style:text-underline-color="font-color" officeooo:rsid="002e69e6" officeooo:paragraph-rsid="002e69e6" style:font-size-asian="15pt" style:font-size-complex="15pt"/>
    </style:style>
    <style:style style:name="P14" style:family="paragraph" style:parent-style-name="Preformatted_20_Text">
      <style:paragraph-properties fo:text-align="start" style:justify-single-word="false"/>
      <style:text-properties fo:font-size="15pt" style:text-underline-style="solid" style:text-underline-width="auto" style:text-underline-color="font-color" officeooo:rsid="0079ac1c" officeooo:paragraph-rsid="0079ac1c" style:font-size-asian="15pt" style:font-size-complex="15pt"/>
    </style:style>
    <style:style style:name="P15" style:family="paragraph" style:parent-style-name="Preformatted_20_Text">
      <style:paragraph-properties fo:text-align="start" style:justify-single-word="false"/>
      <style:text-properties fo:font-size="15pt" style:text-underline-style="solid" style:text-underline-width="auto" style:text-underline-color="font-color" officeooo:rsid="0117c2ae" officeooo:paragraph-rsid="0117c2ae" style:font-size-asian="15pt" style:font-size-complex="15pt"/>
    </style:style>
    <style:style style:name="P16" style:family="paragraph" style:parent-style-name="Preformatted_20_Text">
      <style:paragraph-properties fo:text-align="start" style:justify-single-word="false"/>
      <style:text-properties style:text-position="0% 100%" fo:font-size="15pt" officeooo:rsid="01973996" officeooo:paragraph-rsid="0013c727" style:font-size-asian="15pt" style:font-size-complex="15pt"/>
    </style:style>
    <style:style style:name="T1" style:family="text">
      <style:text-properties style:text-position="sub 58%" officeooo:rsid="0196762a"/>
    </style:style>
    <style:style style:name="T2" style:family="text">
      <style:text-properties style:text-position="sub 58%" officeooo:rsid="01982ba3"/>
    </style:style>
    <style:style style:name="T3" style:family="text">
      <style:text-properties style:text-position="0% 100%" officeooo:rsid="0196762a"/>
    </style:style>
    <style:style style:name="T4" style:family="text">
      <style:text-properties style:text-position="0% 100%" officeooo:rsid="019697df"/>
    </style:style>
    <style:style style:name="T5" style:family="text">
      <style:text-properties style:text-position="0% 100%" officeooo:rsid="01973996"/>
    </style:style>
    <style:style style:name="T6" style:family="text">
      <style:text-properties style:text-position="0% 100%" officeooo:rsid="01982ba3"/>
    </style:style>
    <style:style style:name="T7" style:family="text">
      <style:text-properties style:text-position="0% 100%" officeooo:rsid="0198c834"/>
    </style:style>
    <style:style style:name="T8" style:family="text">
      <style:text-properties officeooo:rsid="01833c7e"/>
    </style:style>
    <style:style style:name="T9" style:family="text">
      <style:text-properties officeooo:rsid="0189d59c"/>
    </style:style>
    <style:style style:name="T10" style:family="text">
      <style:text-properties officeooo:rsid="018cde5b"/>
    </style:style>
    <style:style style:name="T11" style:family="text">
      <style:text-properties officeooo:rsid="018f361d"/>
    </style:style>
    <style:style style:name="T12" style:family="text">
      <style:text-properties officeooo:rsid="0196762a"/>
    </style:style>
    <style:style style:name="T13" style:family="text">
      <style:text-properties officeooo:rsid="019bfad4"/>
    </style:style>
    <style:style style:name="T14" style:family="text">
      <style:text-properties officeooo:rsid="01a35779"/>
    </style:style>
    <style:style style:name="T15" style:family="text">
      <style:text-properties officeooo:rsid="01a3de8f"/>
    </style:style>
    <style:style style:name="T16" style:family="text">
      <style:text-properties officeooo:rsid="01a4fc8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EEEXtreme Türkiye Kampı: Gün <text:span text:style-name="T8">5</text:span></text:p>
      <text:p text:style-name="P8">ASAL</text:p>
      <text:p text:style-name="P2"/>
      <text:p text:style-name="P11">Problem</text:p>
      <text:p text:style-name="P5"><text:tab/><text:span text:style-name="T16">Kendisinden ve 1’den başka hiç bir tamsayıya kalansız bölünemeyen sayılara asal sayı denir. “Değişikli asal” şeklinde bir tanım yapalım. Bu tanıma göre kendisi ve basamaklarının sayı değerleri toplamı asal olan sayılar değişikli asal olsun. Örneğin 17, kendisi asal olmasına rağmen, basamaklarının sayı değerleri toplamı asal olmadığı için(8) değişikli asal değildir. 41 ise değişikli asaldır.</text:span></text:p>
      <text:p text:style-name="P5"><text:tab/><text:span text:style-name="T10">Sizden istenilen size verilen aralıktaki değişikli asal sayı sayısını bulmanız.</text:span></text:p>
      <text:p text:style-name="P6"/>
      <text:p text:style-name="P14">Input</text:p>
      <text:p text:style-name="P2"><text:tab/><text:span text:style-name="T11">Input birden fazla testten oluşacaktır. Inputun ilk satırı test sayısını verir(N).</text:span></text:p>
      <text:p text:style-name="P2"><text:tab/><text:span text:style-name="T12">Sonraki N satırda aralıklar verilir.(t</text:span><text:span text:style-name="T1">1 </text:span><text:span text:style-name="T3">t</text:span><text:span text:style-name="T1">2</text:span><text:span text:style-name="T4">) </text:span><text:span text:style-name="T5">Aralıklara sınırlar dahildir.</text:span></text:p>
      <text:p text:style-name="P16"/>
      <text:p text:style-name="P2"><text:span text:style-name="T5"><text:tab/></text:span><text:span text:style-name="T6">0 &lt; N &lt; 500000<text:tab/><text:tab/>0 &lt; t</text:span><text:span text:style-name="T2">1</text:span><text:span text:style-name="T6"> &lt;= t</text:span><text:span text:style-name="T2">2 </text:span><text:span text:style-name="T6">&lt;</text:span><text:span text:style-name="T7">=</text:span><text:span text:style-name="T6"> 1000000</text:span></text:p>
      <text:p text:style-name="P16"/>
      <text:p text:style-name="P15">Output</text:p>
      <text:p text:style-name="P7"><text:tab/><text:span text:style-name="T13">Her test(aralık) için o aralıktaki değişikli asal sayı sayısını ayrı bir satırda basınız.</text:span></text:p>
      <text:p text:style-name="P7"/>
      <text:p text:style-name="P12">Örnek Input</text:p>
      <text:p text:style-name="P9">3</text:p>
      <text:p text:style-name="P9">3 5</text:p>
      <text:p text:style-name="P9">10 15</text:p>
      <text:p text:style-name="P9">2 100</text:p>
      <text:p text:style-name="P9"/>
      <text:p text:style-name="P12">Örnek Output</text:p>
      <text:p text:style-name="P10">2</text:p>
      <text:p text:style-name="P10">1</text:p>
      <text:p text:style-name="P10">14</text:p>
      <text:p text:style-name="P3"/>
      <text:p text:style-name="P13">Time Limit</text:p>
      <text:p text:style-name="P4">C/C++: <text:span text:style-name="T15">2</text:span> saniye, <text:span text:style-name="T14">Java: 4 saniye,</text:span> Python: <text:span text:style-name="T15">8</text:span> saniy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03T11:33:30.431669598</dc:date>
    <meta:editing-duration>PT2H50M42S</meta:editing-duration>
    <meta:editing-cycles>269</meta:editing-cycles>
    <meta:generator>LibreOffice/5.1.4.2$Linux_X86_64 LibreOffice_project/10m0$Build-2</meta:generator>
    <meta:document-statistic meta:table-count="0" meta:image-count="0" meta:object-count="0" meta:page-count="1" meta:paragraph-count="22" meta:word-count="143" meta:character-count="914" meta:non-whitespace-character-count="786"/>
  </office:meta>
</office:document-meta>
</file>